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ff3333" fo:font-family="'Ubuntu Mono'" style:font-pitch="fixed" fo:font-size="24pt" style:font-size-asian="24pt" style:font-size-complex="24pt"/>
    </style:style>
    <style:style style:name="T25" style:family="text">
      <style:text-properties style:use-window-font-color="true" fo:font-family="'Ubuntu Mono'" style:font-pitch="fixed" fo:font-size="24pt" style:font-size-asian="24pt" style:font-size-complex="2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Change<text:span text:style-name="T22"> </text:span><text:span text:style-name="T7">secret = testing123</text:span><text:span text:style-name="T22"> </text:span>to<text:span text:style-name="T22"> </text:span><text:span text:style-name="T7">secret = </text:span><text:span text:style-name="T17">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<text:span text:style-name="T13">afnog</text:span>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4">sudo pkg install base64</text:span></text:p>
                  </text:list-item>
                  <text:list-item>
                    <text:p><text:span text:style-name="T24">dd if=/dev/random bs=16 count=1 | base64</text:span></text:p>
                  </text:list-item>
                  <text:list-item>
                    <text:p><text:span text:style-name="T25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26">early</text:span> in the file, before the first DEFAULT line</text:p>
                  </text:list-item>
                </text:list>
              </text:list-item>
              <text:list-item>
                <text:p>Restart FreeRADIUS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7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39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39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3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07:08</dc:date>
    <meta:editing-cycles>602</meta:editing-cycles>
    <meta:editing-duration>P10DT15H19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